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CzVEuSKQUsaVdDxYXaNfot9zGSnMR44fjnV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00:25:14.597326336</meta:creation-date>
    <dc:date>2023-02-27T00:29:35.824550413</dc:date>
    <meta:editing-duration>PT4M2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